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9.2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3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f45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daa2" style:text-align-source="value-type" style:repeat-content="false" fo:border="0.06pt solid #000000" style:vertical-align="middle"/>
      <style:paragraph-properties fo:margin-left="0mm"/>
    </style:style>
    <style:style style:name="ce8" style:family="table-cell" style:parent-style-name="Default">
      <style:table-cell-properties fo:background-color="#ffdaa2" fo:border="0.06pt solid #000000"/>
    </style:style>
    <style:style style:name="ce9" style:family="table-cell" style:parent-style-name="Default" style:data-style-name="N4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45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">
      <style:table-cell-properties fo:background-color="#ffdaa2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666666" fo:border="0.06pt solid #000000"/>
      <style:text-properties fo:color="#ce181e"/>
    </style:style>
    <style:style style:name="ce17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72bf44" fo:border="0.06pt solid #000000"/>
    </style:style>
    <style:style style:name="ce19" style:family="table-cell" style:parent-style-name="Default" style:data-style-name="N4">
      <style:table-cell-properties fo:background-color="#72bf44" fo:border="0.06pt solid #000000"/>
    </style:style>
    <style:style style:name="ce42" style:family="table-cell" style:parent-style-name="Default">
      <style:table-cell-properties fo:background-color="#00a933" fo:border="0.06pt solid #000000"/>
    </style:style>
    <style:style style:name="ce45" style:family="table-cell" style:parent-style-name="Default">
      <style:table-cell-properties fo:background-color="#00a933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ackground-color="#72bf44"/>
      <style:text-properties fo:color="#009353"/>
    </style:style>
    <style:style style:name="ce22" style:family="table-cell" style:parent-style-name="Default">
      <style:table-cell-properties fo:background-color="#ed1c24"/>
      <style:text-properties fo:color="#ce181e"/>
    </style:style>
    <style:style style:name="ce23" style:family="table-cell" style:parent-style-name="Default" style:data-style-name="N4"/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triche di processo</text:p>
          </table:table-cell>
          <table:covered-table-cell table:style-name="ce25"/>
          <table:table-cell table:style-name="ce25" table:number-columns-repeated="2"/>
          <table:table-cell table:style-name="ce10"/>
          <table:table-cell table:style-name="ce25" table:number-columns-repeated="1019"/>
        </table:table-row>
        <table:table-row table:style-name="ro1">
          <table:table-cell/>
          <table:table-cell table:style-name="ce4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6" table:formula="of:=([.D4]/[.D5])*10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" office:value-type="string" calcext:value-type="string">
            <text:p>non calcolabile al momento</text:p>
          </table:table-cell>
          <table:table-cell table:style-name="ce2"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soddisfatt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/>
          <table:table-cell table:style-name="ce21"/>
          <table:table-cell office:value-type="string" calcext:value-type="string">
            <text:p>superato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totali</text:p>
          </table:table-cell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6"/>
          <table:table-cell/>
          <table:table-cell table:style-name="ce22"/>
          <table:table-cell office:value-type="string" calcext:value-type="string">
            <text:p>non superato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7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 accoppiamenti clas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3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8" table:formula="of:=[.D9]" office:value-type="float" office:value="4688" calcext:value-type="float">
            <text:p>468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V=BAC*%lavoro pianificato</text:p>
          </table:table-cell>
          <table:table-cell table:style-name="ce6" table:formula="of:=[.D15]" office:value-type="float" office:value="4688" calcext:value-type="float">
            <text:p>4688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4</text:p>
          </table:table-cell>
          <table:covered-table-cell table:number-columns-repeated="2" table:style-name="ce8"/>
          <table:table-cell table:style-name="ce13" office:value-type="string" calcext:value-type="string">
            <text:p>&lt;=budget totale</text:p>
          </table:table-cell>
          <table:table-cell table:style-name="ce18" table:formula="of:=[.D11]" office:value-type="float" office:value="4833" calcext:value-type="float">
            <text:p>4833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AC=Costo effettivamente sostenuto fino al momento del calcolo</text:p>
          </table:table-cell>
          <table:table-cell table:style-name="ce6" office:value-type="float" office:value="4833" calcext:value-type="float">
            <text:p>4833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5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D13]" office:value-type="float" office:value="4688" calcext:value-type="float">
            <text:p>4.688,00</text:p>
          </table:table-cell>
          <table:table-cell table:style-name="ce2"/>
          <table:table-cell table:style-name="ce23"/>
          <table:table-cell table:style-name="ce2" table:number-columns-repeated="101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EV=BAC* %lavoro completato</text:p>
          </table:table-cell>
          <table:table-cell table:style-name="ce9" office:value-type="float" office:value="4688" calcext:value-type="float">
            <text:p>4.688,00</text:p>
          </table:table-cell>
          <table:table-cell table:style-name="Default"/>
          <table:table-cell table:style-name="ce6"/>
          <table:table-cell/>
          <table:table-cell table:style-name="ce23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6</text:p>
          </table:table-cell>
          <table:covered-table-cell table:number-columns-repeated="2" table:style-name="ce8"/>
          <table:table-cell table:style-name="ce13" office:value-type="string" calcext:value-type="string">
            <text:p>&gt;=preventivo-5%,&lt;=preventivo+5%</text:p>
          </table:table-cell>
          <table:table-cell table:style-name="ce18" table:formula="of:=[.D15]" office:value-type="float" office:value="4688" calcext:value-type="float">
            <text:p>468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AC=valore previsto del progetto</text:p>
          </table:table-cell>
          <table:table-cell office:value-type="float" office:value="4688" calcext:value-type="float">
            <text:p>4688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reventivo</text:p>
          </table:table-cell>
          <table:table-cell table:style-name="ce6" office:value-type="float" office:value="4833" calcext:value-type="float">
            <text:p>4833</text:p>
          </table:table-cell>
          <table:table-cell table:style-name="ce6" table:formula="of:=[.D16]*5/100" office:value-type="float" office:value="241.65" calcext:value-type="float">
            <text:p>241,65</text:p>
          </table:table-cell>
          <table:table-cell table:style-name="ce6"/>
          <table:table-cell table:formula="of:=[.D16]-[.E16]" office:value-type="float" office:value="4591.35" calcext:value-type="float">
            <text:p>4591,35</text:p>
          </table:table-cell>
          <table:table-cell table:formula="of:=[.D16]+[.E16]" office:value-type="float" office:value="5074.65" calcext:value-type="float">
            <text:p>5074,6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7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F12]-[.F10]" office:value-type="float" office:value="-145" calcext:value-type="float">
            <text:p>-145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V=EV-AC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MPR8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office:value-type="float" office:value="0" calcext:value-type="float">
            <text:p>0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=EV-PV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9 (codice percorso dai test)</text:p>
          </table:table-cell>
          <table:covered-table-cell table:number-columns-repeated="2" table:style-name="ce8"/>
          <table:table-cell table:style-name="ce13" office:value-type="string" calcext:value-type="string">
            <text:p>&gt;=75%</text:p>
          </table:table-cell>
          <table:table-cell table:style-name="ce17" table:formula="of:=([.D22]/[.D2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percor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total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0</text:p>
          </table:table-cell>
          <table:covered-table-cell table:number-columns-repeated="2" table:style-name="ce8"/>
          <table:table-cell table:style-name="ce13" office:value-type="string" calcext:value-type="string">
            <text:p>&lt;=16</text:p>
          </table:table-cell>
          <table:table-cell table:style-name="ce19" table:formula="of:=[.D25]" office:value-type="float" office:value="13.7125" calcext:value-type="float">
            <text:p>13,71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nning fog</text:p>
          </table:table-cell>
          <table:table-cell table:style-name="ce9" table:formula="of:=(13.06+12.32+11.7+12.29+12.71+11.28+14.81+15.59+15.77+13.96+15.44+15.62)/12" office:value-type="float" office:value="13.7125" calcext:value-type="float">
            <text:p>13,71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1</text:p>
          </table:table-cell>
          <table:covered-table-cell table:number-columns-repeated="2" table:style-name="ce8"/>
          <table:table-cell table:style-name="ce13" office:value-type="string" calcext:value-type="string">
            <text:p>&gt;40,&lt;100</text:p>
          </table:table-cell>
          <table:table-cell table:style-name="ce19" table:formula="of:=[.D27]" office:value-type="float" office:value="68.5408333333333" calcext:value-type="float">
            <text:p>68,54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lpease (media)</text:p>
          </table:table-cell>
          <table:table-cell table:style-name="ce9" table:formula="of:=(52.32+100+57.61+53.39+56.87+54.3+80+72+69+79+77+71)/12" office:value-type="float" office:value="68.5408333333333" calcext:value-type="float">
            <text:p>68,54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2</text:p>
          </table:table-cell>
          <table:covered-table-cell table:number-columns-repeated="2" table:style-name="ce8"/>
          <table:table-cell table:style-name="ce13" office:value-type="float" office:value="0" calcext:value-type="float">
            <text:p>0</text:p>
          </table:table-cell>
          <table:table-cell table:style-name="ce18" table:formula="of:=[.D29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grammaticali/ortografic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3</text:p>
          </table:table-cell>
          <table:covered-table-cell table:number-columns-repeated="2" table:style-name="ce8"/>
          <table:table-cell table:style-name="ce13" office:value-type="string" calcext:value-type="string">
            <text:p>&gt;=60%</text:p>
          </table:table-cell>
          <table:table-cell table:style-name="ce19" table:formula="of:=([.D31]/[.D32])*100" office:value-type="float" office:value="75" calcext:value-type="float">
            <text:p>75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soddisfatte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totali</text:p>
          </table:table-cell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Metriche di prodotto</text:p>
          </table:table-cell>
          <table:covered-table-cell table:style-name="ce25"/>
          <table:table-cell table:style-name="ce25" table:number-columns-repeated="2"/>
          <table:table-cell table:style-name="ce10"/>
          <table:table-cell table:style-name="ce2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42" table:formula="of:=(1-[.D39]/[.D40])*100" office:value-type="float" office:value="100" calcext:value-type="float">
            <text:p>1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non implementat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implementate</text:p>
          </table:table-cell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2</text:p>
          </table:table-cell>
          <table:covered-table-cell table:number-columns-repeated="2" table:style-name="ce8"/>
          <table:table-cell table:style-name="ce13" office:value-type="string" calcext:value-type="string">
            <text:p>&gt;=10%</text:p>
          </table:table-cell>
          <table:table-cell table:style-name="ce17" table:formula="of:=([.D42]/[.D4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levati duranti i test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est esegui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3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7" table:formula="of:=([.E45]/[.D46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solti tra quelli rilevati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errori rileva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4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42" table:formula="of:=[.D48]" office:value-type="float" office:value="8" calcext:value-type="float">
            <text:p>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operazioni per completare una prenotazione</text:p>
          </table:table-cell>
          <table:table-cell table:style-name="ce6" office:value-type="float" office:value="8" calcext:value-type="float">
            <text:p>8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5</text:p>
          </table:table-cell>
          <table:covered-table-cell table:number-columns-repeated="2" table:style-name="ce8"/>
          <table:table-cell table:style-name="ce13" office:value-type="string" calcext:value-type="string">
            <text:p>&lt;=5</text:p>
          </table:table-cell>
          <table:table-cell table:style-name="ce42" table:formula="of:=[.D50]" office:value-type="float" office:value="2" calcext:value-type="float">
            <text:p>2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inuti per completare una prenotazione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6</text:p>
          </table:table-cell>
          <table:covered-table-cell table:number-columns-repeated="2" table:style-name="ce8"/>
          <table:table-cell table:style-name="ce13" office:value-type="string" calcext:value-type="string">
            <text:p>&lt;=7</text:p>
          </table:table-cell>
          <table:table-cell table:style-name="ce42" table:formula="of:=[.D52]" office:value-type="float" office:value="3" calcext:value-type="float">
            <text:p>3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vello di profondità delle interfacce</text:p>
          </table:table-cell>
          <table:table-cell table:style-name="ce6" office:value-type="float" office:value="3" calcext:value-type="float">
            <text:p>3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7</text:p>
          </table:table-cell>
          <table:covered-table-cell table:number-columns-repeated="2" table:style-name="ce8"/>
          <table:table-cell table:style-name="ce13" office:value-type="string" calcext:value-type="string">
            <text:p>&gt;=95%</text:p>
          </table:table-cell>
          <table:table-cell table:style-name="ce42" table:formula="of:=([.D54]/[.D55])*100" office:value-type="float" office:value="100" calcext:value-type="float">
            <text:p>1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i intuitive per l’utente</text:p>
          </table:table-cell>
          <table:table-cell table:style-name="ce6" office:value-type="float" office:value="12" calcext:value-type="float">
            <text:p>12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funzioni presenti nel prodotto</text:p>
          </table:table-cell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8</text:p>
          </table:table-cell>
          <table:covered-table-cell table:number-columns-repeated="2" table:style-name="ce8"/>
          <table:table-cell table:style-name="ce13" office:value-type="string" calcext:value-type="string">
            <text:p>&gt;=0.10</text:p>
          </table:table-cell>
          <table:table-cell table:style-name="ce42" table:formula="of:=[.D57]/[.D58]" office:value-type="float" office:value="0.116335540838852" calcext:value-type="float">
            <text:p>0,116335540838852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mmenti</text:p>
          </table:table-cell>
          <table:table-cell table:style-name="ce6" office:value-type="float" office:value="527" calcext:value-type="float">
            <text:p>527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dice</text:p>
          </table:table-cell>
          <table:table-cell table:style-name="ce6" office:value-type="float" office:value="4530" calcext:value-type="float">
            <text:p>4530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9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45" table:formula="of:=[.D60]" office:value-type="string" office:string-value="2.4" calcext:value-type="string">
            <text:p>2.4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parametri per metodo</text:p>
          </table:table-cell>
          <table:table-cell table:style-name="ce32" office:value-type="string" calcext:value-type="string">
            <text:p>2.4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0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42" table:formula="of:=[.D62]" office:value-type="float" office:value="8" calcext:value-type="float">
            <text:p>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odi per classe</text:p>
          </table:table-cell>
          <table:table-cell table:style-name="ce6" office:value-type="float" office:value="8" calcext:value-type="float">
            <text:p>8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1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45" table:formula="of:=[.D64]" office:value-type="string" office:string-value="1.3" calcext:value-type="string">
            <text:p>1.3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che utilizzano il modulo in esame</text:p>
          </table:table-cell>
          <table:table-cell table:style-name="ce32" office:value-type="string" calcext:value-type="string">
            <text:p>1.3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45" table:formula="of:=[.D66]" office:value-type="string" office:string-value="3.6" calcext:value-type="string">
            <text:p>3.6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utilizzate dalla componente in esame</text:p>
          </table:table-cell>
          <table:table-cell table:style-name="ce32" office:value-type="string" calcext:value-type="string">
            <text:p>3.6</text:p>
          </table:table-cell>
          <table:table-cell table:style-name="ce15"/>
          <table:table-cell table:style-name="ce6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09:21:23.61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18:43.023915832</meta:creation-date>
    <dc:date>2019-06-05T10:34:41.863000000</dc:date>
    <meta:editing-duration>PT1H6S</meta:editing-duration>
    <meta:editing-cycles>10</meta:editing-cycles>
    <meta:generator>LibreOffice/6.2.4.2$Windows_X86_64 LibreOffice_project/2412653d852ce75f65fbfa83fb7e7b669a126d64</meta:generator>
    <meta:document-statistic meta:table-count="1" meta:cell-count="150" meta:object-count="0"/>
  </office:meta>
</office:document-meta>
</file>